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ungsuhChe" svg:font-family="GungsuhCh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ungsuhChe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ungsuhCh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ungsuhChe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ungsuhChe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ungsuhChe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GungsuhCh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GungsuhCh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 AM</text:p>
      <text:p text:style-name="P2"/>
      <text:p text:style-name="P1"/>
      <text:p text:style-name="P1"/>
      <text:p text:style-name="P3">WHO BEGAT</text:p>
      <text:p text:style-name="P4"/>
      <text:p text:style-name="P5">HERMIT LANCELOT</text:p>
      <text:p text:style-name="P1"/>
      <text:p text:style-name="P3">WHO BEGAT</text:p>
      <text:p text:style-name="P4"/>
      <text:p text:style-name="P5">LEPER SAVANT</text:p>
      <text:p text:style-name="P1"/>
      <text:p text:style-name="P3">WHO BEGAT</text:p>
      <text:p text:style-name="P4"/>
      <text:p text:style-name="P5">SADHU NEMO</text:p>
      <text:p text:style-name="P1"/>
      <text:p text:style-name="P3">UPON MY DEATH, OR DISAPPEARANCE, OR TRANSCENDANCE, OR BOREDOM,</text:p>
      <text:p text:style-name="P4"><text:span text:style-name="T1">THIS GRIMOIRE SHALL BE MY EPITAPH AND MY LAST AND MOST HOLY RECORD OF</text:span> </text:p>
      <text:p text:style-name="P4"/>
      <text:p text:style-name="P5">LOSS</text:p>
      <text:p text:style-name="P1"/>
      <text:p text:style-name="P3">A TOWN INDIVISIBLE BY MAPS, MORTALITY OR SENSE</text:p>
      <text:p text:style-name="P4"/>
      <text:p text:style-name="P3">IN MEMORIAM</text:p>
      <text:p text:style-name="P3"/>
      <text:p text:style-name="P3">MY SACRED PACK IS LIGHT</text:p>
      <text:p text:style-name="P3">MY RESPIRATOR BRIGHT</text:p>
      <text:p text:style-name="P3">MY <text:s/>TAROT HARP MIMICS VOICE</text:p>
      <text:p text:style-name="P3">MY CLOAK AND CLASP MY CHOICE</text:p>
      <text:p text:style-name="P4"/>
      <text:p text:style-name="P5">PLEASE RETURN THIS BOOK TO:</text:p>
      <text:p text:style-name="P1"/>
      <text:p text:style-name="P3">Myrging Publishing</text:p>
      <text:p text:style-name="P3">London</text:p>
      <text:p text:style-name="P3">SW12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ungsuhChe" svg:font-family="GungsuhCh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Sherman</meta:initial-creator>
    <meta:creation-date>2010-06-26T16:59:38</meta:creation-date>
    <dc:date>2010-08-09T10:27:20.16</dc:date>
    <dc:creator>Rob Sherman</dc:creator>
    <meta:editing-duration>PT02H37M10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76" meta:character-count="414"/>
  </office:meta>
</office:document-meta>
</file>